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AF000002125FA93165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61646" draw:fill="solid" draw:fill-color="#761646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>
      <style:graphic-properties svg:stroke-color="#761646" draw:fill="solid" draw:fill-color="#761646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43cm"/>
    </style:style>
    <style:style style:name="pr1" style:family="presentation" style:parent-style-name="AbstractRed-title">
      <style:graphic-properties draw:textarea-vertical-align="middle" fo:min-height="2.49cm"/>
    </style:style>
    <style:style style:name="pr2" style:family="presentation" style:parent-style-name="AbstractRed-notes">
      <style:graphic-properties draw:fill-color="#ffffff" draw:auto-grow-height="true" fo:min-height="13.1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Droid Sans Mono1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style:font-name="Droid Sans Mono1"/>
    </style:style>
    <style:style style:name="P5" style:family="paragraph">
      <style:text-properties fo:color="#ffff99"/>
    </style:style>
    <style:style style:name="P6" style:family="paragraph">
      <style:paragraph-properties fo:text-align="start"/>
      <style:text-properties fo:font-size="48pt" style:font-size-asian="48pt" style:font-size-complex="48pt"/>
    </style:style>
    <style:style style:name="P7" style:family="paragraph">
      <style:paragraph-properties fo:text-align="start"/>
      <style:text-properties style:font-name="Droid Sans Mono1" fo:font-size="48pt" fo:font-weight="bold" style:font-size-asian="48pt" style:font-weight-asian="bold" style:font-size-complex="48pt" style:font-weight-complex="bold"/>
    </style:style>
    <style:style style:name="P8" style:family="paragraph">
      <style:paragraph-properties fo:text-align="center"/>
      <style:text-properties style:font-name="Droid Sans Mono1"/>
    </style:style>
    <style:style style:name="T1" style:family="text">
      <style:text-properties style:font-name="Droid Sans Mono1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99" style:font-name="Droid Sans Mono1" fo:font-size="26pt" style:font-size-asian="26pt" style:font-size-complex="26pt"/>
    </style:style>
    <style:style style:name="T3" style:family="text">
      <style:text-properties style:font-name="Droid Sans Mono1"/>
    </style:style>
    <style:style style:name="T4" style:family="text">
      <style:text-properties style:font-name="Ubuntu" fo:font-size="44pt" style:font-size-asian="44pt" style:font-size-complex="44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style:font-name="Droid Sans Mono1" fo:font-size="48pt" fo:font-weight="bold" style:font-size-asian="48pt" style:font-weight-asian="bold" style:font-size-complex="48pt" style:font-weight-complex="bold"/>
    </style:style>
    <style:style style:name="T7" style:family="text">
      <style:text-properties fo:color="#ffff99" style:font-name="Droid Sans Mono1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ffff99" style:font-name="Droid Sans Mono1"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color="#ffff99" style:font-name="Droid Sans Mono1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presentation:style-name="pr1" draw:text-style-name="P2" draw:layer="layout" svg:width="7.874cm" svg:height="2.49cm" svg:x="1.27cm" svg:y="4.826cm" presentation:class="title" presentation:user-transformed="true">
          <draw:text-box>
            <text:p text:style-name="P1"><text:span text:style-name="T1">Wine</text:span></text:p>
          </draw:text-box>
        </draw:frame>
        <draw:custom-shape draw:style-name="gr1" draw:text-style-name="P3" draw:layer="layout" svg:width="28cm" svg:height="3.30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9.812cm" svg:height="3.146cm" svg:x="4.064cm" svg:y="8.538cm">
          <draw:text-box>
            <text:p text:style-name="P4"><text:span text:style-name="T2">Run Windows applications on Linux, BSD, Solaris, and Mac OS X</text:span></text:p>
            <text:p text:style-name="P4"><text:span text:style-name="T3"/></text:p>
          </draw:text-box>
        </draw:frame>
        <draw:frame draw:style-name="gr2" draw:text-style-name="P5" draw:layer="layout" svg:width="10.414cm" svg:height="2.744cm" svg:x="15.24cm" svg:y="12.496cm">
          <draw:text-box>
            <text:p text:style-name="P5"><text:span text:style-name="T4">Harrison</text:span><text:span text:style-name="T5"> Chiu</text:span></text:p>
            <text:p text:style-name="P5"/>
          </draw:text-box>
        </draw:frame>
        <draw:custom-shape draw:style-name="gr1" draw:text-style-name="P3" draw:layer="layout" svg:width="28cm" svg:height="3.302cm" svg:x="0cm" svg:y="17.6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.478cm" svg:height="8.993cm" svg:x="2.056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1T0">
        <office:forms form:automatic-focus="false" form:apply-design-mode="false"/>
        <draw:custom-shape draw:style-name="gr4" draw:text-style-name="P3" draw:layer="Layout" svg:width="28cm" svg:height="3.30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3.876cm" svg:height="2.071cm" svg:x="2.286cm" svg:y="6.35cm">
          <draw:text-box>
            <text:p text:style-name="P4"><text:span text:style-name="T2">A way to run Windows applications on Linux</text:span></text:p>
            <text:p text:style-name="P4"><text:span text:style-name="T3"/></text:p>
          </draw:text-box>
        </draw:frame>
        <draw:frame draw:style-name="gr2" draw:text-style-name="P5" draw:layer="layout" svg:width="3.048cm" svg:height="1.991cm" svg:x="3.556cm" svg:y="4.359cm">
          <draw:text-box>
            <text:p text:style-name="P5"><text:span text:style-name="T5">IS:</text:span></text:p>
          </draw:text-box>
        </draw:frame>
        <draw:custom-shape draw:style-name="gr4" draw:text-style-name="P3" draw:layer="Layout" svg:width="28cm" svg:height="3.302cm" svg:x="0cm" svg:y="17.69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25.146cm" svg:height="2.49cm" svg:x="1.016cm" svg:y="0.762cm" presentation:class="title" presentation:user-transformed="true">
          <draw:text-box>
            <text:p text:style-name="P6"><text:span text:style-name="T6">What is Wine?</text:span></text:p>
          </draw:text-box>
        </draw:frame>
        <draw:frame draw:style-name="gr2" draw:text-style-name="P5" draw:layer="layout" svg:width="3.048cm" svg:height="1.991cm" svg:x="3.556cm" svg:y="4.36cm">
          <draw:text-box>
            <text:p text:style-name="P5"><text:span text:style-name="T5">IS:</text:span></text:p>
          </draw:text-box>
        </draw:frame>
        <draw:frame draw:style-name="gr5" draw:text-style-name="P5" draw:layer="layout" svg:width="6.604cm" svg:height="1.993cm" svg:x="3.556cm" svg:y="7.913cm">
          <draw:text-box>
            <text:p text:style-name="P5"><text:span text:style-name="T5">IS NOT:</text:span></text:p>
          </draw:text-box>
        </draw:frame>
        <draw:frame draw:style-name="gr2" draw:text-style-name="P4" draw:layer="layout" svg:width="23.876cm" svg:height="2.071cm" svg:x="2.286cm" svg:y="10.121cm">
          <draw:text-box>
            <text:p text:style-name="P4"><text:span text:style-name="T2">Technically an emulator</text:span></text:p>
            <text:p text:style-name="P4"><text:span text:style-name="T3"/></text:p>
          </draw:text-box>
        </draw:frame>
        <draw:frame draw:style-name="gr2" draw:text-style-name="P4" draw:layer="layout" svg:width="22.352cm" svg:height="3.718cm" svg:x="2.794cm" svg:y="13.462cm">
          <draw:text-box>
            <text:p text:style-name="P8"><text:span text:style-name="T7">“</text:span><text:span text:style-name="T7">W</text:span><text:span text:style-name="T8">ine </text:span><text:span text:style-name="T7">I</text:span><text:span text:style-name="T8">s </text:span><text:span text:style-name="T7">N</text:span><text:span text:style-name="T8">ot an </text:span><text:span text:style-name="T7">E</text:span><text:span text:style-name="T8">mulator”</text:span></text:p>
            <text:p text:style-name="P4"><text:span text:style-name="T9"/></text:p>
            <text:p text:style-name="P4"><text:span text:style-name="T3"/></text:p>
          </draw:text-box>
        </draw:frame>
        <presentation:notes draw:style-name="dp2">
          <draw:page-thumbnail draw:style-name="gr3" draw:layer="layout" svg:width="17.478cm" svg:height="8.993cm" svg:x="2.056cm" svg:y="2.351cm" draw:page-number="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99" style:text-outline="false" style:text-line-through-style="none" style:text-line-through-type="none" style:font-name="Liberation Sans" fo:font-family="'Liberation Sans'" style:font-family-generic="roman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color="#ffff99"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99" style:text-outline="false" style:text-line-through-style="none" style:text-line-through-type="none" style:font-name="Liberation Sans" fo:font-family="'Liberation Sans'" style:font-family-generic="roman" style:font-pitch="variable" fo:font-size="56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color="#ffff99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  <draw:image xlink:href="Pictures/10000201000003AF000002125FA93165.png" xlink:type="simple" xlink:show="embed" xlink:actuate="onLoad"/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17.478cm" svg:height="8.993cm" svg:x="2.056cm" svg:y="2.351cm" presentation:class="page"/>
        <draw:frame presentation:style-name="AbstractRed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8:32:36.047936382</meta:creation-date>
    <meta:generator>LibreOffice/4.2.7.2$Linux_x86 LibreOffice_project/420m0$Build-2</meta:generator>
    <dc:date>2015-03-16T19:04:22.874654025</dc:date>
    <meta:editing-duration>PT11M34S</meta:editing-duration>
    <meta:editing-cycles>27</meta:editing-cycles>
    <meta:document-statistic meta:object-count="62"/>
  </office:meta>
</office:document-meta>
</file>